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322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217cm" svg:y="8.382cm" presentation:class="title" presentation:user-transformed="true">
          <draw:text-box>
            <text:p>Terraform</text:p>
          </draw:text-box>
        </draw:frame>
        <draw:frame draw:style-name="gr1" draw:layer="layout" svg:width="10.922cm" svg:height="0.962cm" svg:x="15.748cm" svg:y="15.748cm">
          <draw:text-box>
            <text:p>Suresh Kumar</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tents</text:p>
          </draw:text-box>
        </draw:frame>
        <draw:frame presentation:style-name="pr3" draw:layer="layout" svg:width="25.199cm" svg:height="12.179cm" svg:x="1.4cm" svg:y="4.914cm" presentation:class="outline">
          <draw:text-box>
            <text:list text:style-name="L3">
              <text:list-item>
                <text:p>Introduction</text:p>
              </text:list-item>
              <text:list-item>
                <text:p>Installation</text:p>
              </text:list-item>
              <text:list-item>
                <text:p>How to write terraform Stack</text:p>
              </text:list-item>
              <text:list-item>
                <text:p>Demo</text:p>
              </text:list-item>
              <text:list-item>
                <text:p>Q&amp;A</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0.762cm" svg:y="0.558cm" presentation:class="title" presentation:user-transformed="true">
          <draw:text-box>
            <text:p>Introduction</text:p>
          </draw:text-box>
        </draw:frame>
        <draw:frame draw:style-name="gr3" draw:layer="layout" svg:width="26.162cm" svg:height="4.572cm" svg:x="0.762cm" svg:y="3.81cm">
          <draw:text-box>
            <text:p><text:span text:style-name="T1">Problem Statement:</text:span></text:p>
            <text:p/>
            <text:p>I want to Create my virtual Infrastructure in Openstack (Virtual Infrastructue consists of multiple networks, multiple nodes, security groups) , might be 'n' number of times for same or different platform.</text:p>
          </draw:text-box>
        </draw:frame>
        <draw:g>
          <draw:custom-shape draw:style-name="gr4" draw:text-style-name="P1" draw:layer="layout" svg:width="1.524cm" svg:height="1.016cm" svg:x="13.51cm" svg:y="10.83cm">
            <text:p text:style-name="P1"><text:span text:style-name="T2">VM1</text:span></text:p>
            <draw:enhanced-geometry svg:viewBox="0 0 21600 21600" draw:type="rectangle" draw:enhanced-path="M 0 0 L 21600 0 21600 21600 0 21600 0 0 Z N"/>
          </draw:custom-shape>
          <draw:custom-shape draw:style-name="gr4" draw:text-style-name="P3" draw:layer="layout" svg:width="1.524cm" svg:height="1.016cm" svg:x="13.51cm" svg:y="13.03cm">
            <text:p text:style-name="P2"><text:span text:style-name="T3">VM2</text:span></text:p>
            <draw:enhanced-geometry svg:viewBox="0 0 21600 21600" draw:type="rectangle" draw:enhanced-path="M 0 0 L 21600 0 21600 21600 0 21600 0 0 Z N"/>
          </draw:custom-shape>
          <draw:custom-shape draw:style-name="gr5" draw:text-style-name="P2" draw:layer="layout" svg:width="0.254cm" svg:height="7.62cm" svg:x="16.812cm" svg:y="9.052cm">
            <text:p/>
            <draw:enhanced-geometry svg:viewBox="0 0 21600 21600" draw:type="rectangle" draw:enhanced-path="M 0 0 L 21600 0 21600 21600 0 21600 0 0 Z N"/>
          </draw:custom-shape>
          <draw:line draw:style-name="gr6" draw:text-style-name="P2" draw:layer="layout" svg:x1="15.034cm" svg:y1="11.338cm" svg:x2="16.812cm" svg:y2="11.338cm">
            <text:p/>
          </draw:line>
          <draw:line draw:style-name="gr6" draw:text-style-name="P2" draw:layer="layout" svg:x1="15.034cm" svg:y1="13.624cm" svg:x2="16.812cm" svg:y2="13.624cm">
            <text:p/>
          </draw:line>
          <draw:custom-shape draw:style-name="gr4" draw:text-style-name="P3" draw:layer="layout" svg:width="1.524cm" svg:height="1.524cm" svg:x="18.844cm" svg:y="11.5cm">
            <text:p text:style-name="P2"><text:span text:style-name="T3">R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18.844cm" svg:y1="12.262cm" svg:x2="16.812cm" svg:y2="12.262cm">
            <text:p/>
          </draw:line>
          <draw:line draw:style-name="gr6" draw:text-style-name="P2" draw:layer="layout" svg:x1="22.4cm" svg:y1="12.262cm" svg:x2="20.368cm" svg:y2="12.262cm">
            <text:p/>
          </draw:line>
          <draw:custom-shape draw:style-name="gr5" draw:text-style-name="P2" draw:layer="layout" svg:width="0.254cm" svg:height="7.62cm" svg:x="22.4cm" svg:y="9.052cm">
            <text:p/>
            <draw:enhanced-geometry svg:viewBox="0 0 21600 21600" draw:type="rectangle" draw:enhanced-path="M 0 0 L 21600 0 21600 21600 0 21600 0 0 Z N"/>
          </draw:custom-shape>
          <draw:custom-shape draw:style-name="gr4" draw:text-style-name="P3" draw:layer="layout" svg:width="2.162cm" svg:height="1.016cm" svg:x="24.81cm" svg:y="10.83cm">
            <text:p text:style-name="P2"><text:span text:style-name="T3">VM-LAB1</text:span></text:p>
            <draw:enhanced-geometry svg:viewBox="0 0 21600 21600" draw:type="rectangle" draw:enhanced-path="M 0 0 L 21600 0 21600 21600 0 21600 0 0 Z N"/>
          </draw:custom-shape>
          <draw:custom-shape draw:style-name="gr4" draw:text-style-name="P3" draw:layer="layout" svg:width="2.162cm" svg:height="1.016cm" svg:x="24.81cm" svg:y="13.03cm">
            <text:p text:style-name="P2"><text:span text:style-name="T3">VM-LAB2</text:span></text:p>
            <draw:enhanced-geometry svg:viewBox="0 0 21600 21600" draw:type="rectangle" draw:enhanced-path="M 0 0 L 21600 0 21600 21600 0 21600 0 0 Z N"/>
          </draw:custom-shape>
          <draw:line draw:style-name="gr6" draw:text-style-name="P2" draw:layer="layout" svg:x1="22.654cm" svg:y1="11.292cm" svg:x2="24.81cm" svg:y2="11.292cm">
            <text:p/>
          </draw:line>
          <draw:line draw:style-name="gr6" draw:text-style-name="P2" draw:layer="layout" svg:x1="22.654cm" svg:y1="13.592cm" svg:x2="24.81cm" svg:y2="13.592cm">
            <text:p/>
          </draw:line>
          <draw:custom-shape draw:style-name="gr4" draw:text-style-name="P3" draw:layer="layout" svg:width="1.524cm" svg:height="1.524cm" svg:x="18.845cm" svg:y="13.801cm">
            <text:p text:style-name="P2"><text:span text:style-name="T3">R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18.844cm" svg:y1="14.562cm" svg:x2="16.812cm" svg:y2="14.562cm">
            <text:p/>
          </draw:line>
          <draw:line draw:style-name="gr7" draw:text-style-name="P2" draw:layer="layout" svg:x1="19.606cm" svg:y1="15.325cm" svg:x2="19.606cm" svg:y2="17.942cm">
            <text:p/>
          </draw:line>
          <draw:custom-shape draw:style-name="gr4" draw:text-style-name="P2" draw:layer="layout" svg:width="6.35cm" svg:height="2.204cm" svg:x="17.32cm" svg:y="17.516cm">
            <text:p text:style-name="P2">Interne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text-style-name="P4" draw:layer="layout" svg:width="4.572cm" svg:height="0.806cm" svg:x="13.256cm" svg:y="16.672cm">
            <draw:text-box>
              <text:p text:style-name="P4"><text:span text:style-name="T3">192.168.100.0</text:span></text:p>
            </draw:text-box>
          </draw:frame>
          <draw:frame draw:style-name="gr1" draw:text-style-name="P4" draw:layer="layout" svg:width="4.572cm" svg:height="0.806cm" svg:x="22.908cm" svg:y="16.628cm">
            <draw:text-box>
              <text:p text:style-name="P4"><text:span text:style-name="T3">10.10.10.0</text:span></text:p>
            </draw:text-box>
          </draw:frame>
          <draw:frame draw:style-name="gr1" draw:text-style-name="P4" draw:layer="layout" svg:width="1.017cm" svg:height="0.806cm" svg:x="17.828cm" svg:y="13.878cm">
            <draw:text-box>
              <text:p text:style-name="P4"><text:span text:style-name="T3">.1</text:span></text:p>
            </draw:text-box>
          </draw:frame>
          <draw:frame draw:style-name="gr1" draw:text-style-name="P4" draw:layer="layout" svg:width="1.017cm" svg:height="0.806cm" svg:x="17.829cm" svg:y="11.478cm">
            <draw:text-box>
              <text:p text:style-name="P4"><text:span text:style-name="T3">.5</text:span></text:p>
            </draw:text-box>
          </draw:frame>
          <draw:frame draw:style-name="gr1" draw:text-style-name="P4" draw:layer="layout" svg:width="1.375cm" svg:height="0.806cm" svg:x="14.929cm" svg:y="12.878cm">
            <draw:text-box>
              <text:p text:style-name="P4"><text:span text:style-name="T3">.10</text:span></text:p>
            </draw:text-box>
          </draw:frame>
          <draw:frame draw:style-name="gr1" draw:text-style-name="P4" draw:layer="layout" svg:width="1.375cm" svg:height="0.806cm" svg:x="15.13cm" svg:y="10.578cm">
            <draw:text-box>
              <text:p text:style-name="P4"><text:span text:style-name="T3">.11</text:span></text:p>
            </draw:text-box>
          </draw:frame>
          <draw:frame draw:style-name="gr1" draw:text-style-name="P4" draw:layer="layout" svg:width="1.017cm" svg:height="0.806cm" svg:x="20.229cm" svg:y="11.478cm">
            <draw:text-box>
              <text:p text:style-name="P4"><text:span text:style-name="T3">.1</text:span></text:p>
            </draw:text-box>
          </draw:frame>
          <draw:frame draw:style-name="gr1" draw:text-style-name="P4" draw:layer="layout" svg:width="1.375cm" svg:height="0.806cm" svg:x="23.43cm" svg:y="12.878cm">
            <draw:text-box>
              <text:p text:style-name="P4"><text:span text:style-name="T3">.10</text:span></text:p>
            </draw:text-box>
          </draw:frame>
          <draw:frame draw:style-name="gr1" draw:text-style-name="P4" draw:layer="layout" svg:width="1.375cm" svg:height="0.806cm" svg:x="23.031cm" svg:y="10.378cm">
            <draw:text-box>
              <text:p text:style-name="P4"><text:span text:style-name="T3">.11</text:span></text:p>
            </draw:text-box>
          </draw:frame>
        </draw:g>
        <draw:custom-shape draw:style-name="gr4" draw:text-style-name="P2" draw:layer="layout" svg:width="1.778cm" svg:height="1.27cm" svg:x="2.794cm" svg:y="10.414cm">
          <text:p text:style-name="P2">VM1</text:p>
          <draw:enhanced-geometry svg:viewBox="0 0 21600 21600" draw:type="rectangle" draw:enhanced-path="M 0 0 L 21600 0 21600 21600 0 21600 0 0 Z N"/>
        </draw:custom-shape>
        <draw:line draw:style-name="gr6" draw:text-style-name="P2" draw:layer="layout" svg:x1="3.556cm" svg:y1="11.684cm" svg:x2="3.556cm" svg:y2="14.478cm">
          <text:p/>
        </draw:line>
        <draw:custom-shape draw:style-name="gr4" draw:text-style-name="P2" draw:layer="layout" svg:width="2.54cm" svg:height="2.286cm" svg:x="2.54cm" svg:y="14.478cm">
          <text:p text:style-name="P2">Default</text:p>
          <text:p text:style-name="P2">RT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3.81cm" svg:y1="16.764cm" svg:x2="3.81cm" svg:y2="19.812cm">
          <text:p/>
        </draw:line>
        <draw:custom-shape draw:style-name="gr4" draw:text-style-name="P2" draw:layer="layout" svg:width="3.81cm" svg:height="1.696cm" svg:x="2.286cm" svg:y="18.37cm">
          <text:p text:style-name="P2">Interne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erraform</text:p>
          </draw:text-box>
        </draw:frame>
        <draw:frame presentation:style-name="pr3" draw:layer="layout" svg:width="25.199cm" svg:height="12.179cm" svg:x="1.4cm" svg:y="4.914cm" presentation:class="outline">
          <draw:text-box>
            <text:list text:style-name="L3">
              <text:list-item>
                <text:p>Create infrastructure as a Code</text:p>
                <text:list>
                  <text:list-item>
                    <text:p>Supports</text:p>
                    <text:list>
                      <text:list-item>
                        <text:p>Openstack</text:p>
                      </text:list-item>
                      <text:list-item>
                        <text:p>AWS</text:p>
                      </text:list-item>
                      <text:list-item>
                        <text:p>Cloudstack</text:p>
                      </text:list-item>
                      <text:list-item>
                        <text:p>Kubernetes</text:p>
                      </text:list-item>
                      <text:list-item>
                        <text:p>…....list goes on</text:p>
                      </text:list-item>
                    </text:list>
                  </text:list-item>
                </text:list>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Installation.</text:p>
          </draw:text-box>
        </draw:frame>
        <draw:frame presentation:style-name="pr3" draw:layer="layout" svg:width="25.199cm" svg:height="12.179cm" svg:x="1.4cm" svg:y="4.914cm" presentation:class="outline">
          <draw:text-box>
            <text:list text:style-name="L3">
              <text:list-item>
                <text:p>Terraform version 0.9.11</text:p>
              </text:list-item>
              <text:list-item>
                <text:p>Version difference (0.9 and below), 0.10 onwards</text:p>
                <text:p/>
              </text:list-item>
              <text:list-item>
                <text:p>Prerequisties:</text:p>
                <text:list>
                  <text:list-item>
                    <text:p>GO</text:p>
                  </text:list-item>
                  <text:list-item>
                    <text:p>Download the package, unzip and move it to bin folder.</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rraform Commands</text:p>
          </draw:text-box>
        </draw:frame>
        <draw:frame presentation:style-name="pr3" draw:layer="layout" svg:width="25.199cm" svg:height="12.179cm" svg:x="1.4cm" svg:y="4.914cm" presentation:class="outline">
          <draw:text-box>
            <text:list text:style-name="L3">
              <text:list-item>
                <text:p>Terraform plan</text:p>
              </text:list-item>
              <text:list-item>
                <text:p>Terraform apply (default concurrency)</text:p>
              </text:list-item>
              <text:list-item>
                <text:p>Terraform apply (no concurrency -parallelism=n)</text:p>
              </text:list-item>
              <text:list-item>
                <text:p>Terraform destroy</text:p>
              </text:list-item>
              <text:list-item>
                <text:p>Terraform state list/show</text:p>
                <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How to write Stack</text:p>
          </draw:text-box>
        </draw:frame>
        <draw:frame presentation:style-name="pr3" draw:layer="layout" svg:width="25.199cm" svg:height="12.179cm" svg:x="1.4cm" svg:y="4.914cm" presentation:class="outline">
          <draw:text-box>
            <text:list text:style-name="L3">
              <text:list-item>
                <text:p>Simple approach</text:p>
                <text:list>
                  <text:list-item>
                    <text:p>Syntax: <text:s/>Simple hasicorp data model</text:p>
                  </text:list-item>
                  <text:list-item>
                    <text:p>Copy paste the sample stack and update it.</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Demo Exercises</text:p>
          </draw:text-box>
        </draw:frame>
        <draw:frame presentation:style-name="pr3" draw:layer="layout" svg:width="25.199cm" svg:height="12.179cm" svg:x="1.4cm" svg:y="4.914cm" presentation:class="outline">
          <draw:text-box>
            <text:list text:style-name="L3">
              <text:list-item>
                <text:p>Exercise 1</text:p>
                <text:list>
                  <text:list-item>
                    <text:p>Simple VM Creation</text:p>
                  </text:list-item>
                </text:list>
              </text:list-item>
              <text:list-item>
                <text:p>Exercise 2</text:p>
                <text:list>
                  <text:list-item>
                    <text:p>Simple Web Server(apache)</text:p>
                  </text:list-item>
                </text:list>
              </text:list-item>
              <text:list-item>
                <text:p>Exercise 3</text:p>
                <text:list>
                  <text:list-item>
                    <text:p>Two Web server with LBAA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524cm" svg:y="8.128cm" presentation:class="title" presentation:user-transformed="true">
          <draw:text-box>
            <text:p>Thank You. :)</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7:18:30.354776453</meta:creation-date>
    <meta:generator>LibreOffice/4.2.8.2$Linux_X86_64 LibreOffice_project/420m0$Build-2</meta:generator>
    <dc:date>2017-11-21T18:46:37.669211470</dc:date>
    <meta:editing-duration>PT1H25M53S</meta:editing-duration>
    <meta:editing-cycles>33</meta:editing-cycles>
    <meta:document-statistic meta:object-count="88"/>
  </office:meta>
</office:document-meta>
</file>